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108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108"/>
    <style:style style:name="ce8" style:family="table-cell" style:parent-style-name="Default" style:data-style-name="N10108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 style:data-style-name="N1"/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108"/>
    <style:style style:name="ce17" style:family="table-cell" style:parent-style-name="Default" style:data-style-name="N10108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"/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Kosten" table:style-name="ta1">
        <table:table-column table:style-name="co1" table:default-cell-style-name="Default"/>
        <table:table-column table:style-name="co2" table:default-cell-style-name="ce15"/>
        <table:table-column table:style-name="co1" table:default-cell-style-name="Default"/>
        <table:table-column table:style-name="co1" table:number-columns-repeated="2" table:default-cell-style-name="ce16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2" table:number-rows-spanned="1">
            <text:p>AliExpres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ezeichnung</text:p>
          </table:table-cell>
          <table:table-cell table:style-name="ce15" office:value-type="string" calcext:value-type="string">
            <text:p>Anzahl</text:p>
          </table:table-cell>
          <table:table-cell table:style-name="ce17" office:value-type="string" calcext:value-type="string">
            <text:p>Stückpreis</text:p>
          </table:table-cell>
          <table:table-cell table:style-name="ce17" office:value-type="string" calcext:value-type="string">
            <text:p>Gesamtpreis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currency" office:currency="EUR" office:value="1" calcext:value-type="currency">
            <text:p>1,00 €</text:p>
          </table:table-cell>
          <table:table-cell table:style-name="ce17" table:formula="of:=[.C5]*[.D5]" office:value-type="currency" office:currency="EUR" office:value="1" calcext:value-type="currency">
            <text:p>1,00 €</text:p>
          </table:table-cell>
        </table:table-row>
        <table:table-row table:style-name="ro1">
          <table:table-cell/>
          <table:table-cell office:value-type="string" calcext:value-type="string">
            <text:p>ESP8266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currency" office:currency="EUR" office:value="1.5" calcext:value-type="currency">
            <text:p>1,50 €</text:p>
          </table:table-cell>
          <table:table-cell table:style-name="ce17" table:formula="of:=[.C6]*[.D6]" office:value-type="currency" office:currency="EUR" office:value="1.5" calcext:value-type="currency">
            <text:p>1,50 €</text:p>
          </table:table-cell>
        </table:table-row>
        <table:table-row table:style-name="ro1">
          <table:table-cell/>
          <table:table-cell office:value-type="string" calcext:value-type="string">
            <text:p>Widerstand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currency" office:currency="EUR" office:value="0.5" calcext:value-type="currency">
            <text:p>0,50 €</text:p>
          </table:table-cell>
          <table:table-cell table:style-name="ce17" table:formula="of:=[.C7]*[.D7]" office:value-type="currency" office:currency="EUR" office:value="3" calcext:value-type="currency">
            <text:p>3,00 €</text:p>
          </table:table-cell>
        </table:table-row>
        <table:table-row table:style-name="ro1">
          <table:table-cell/>
          <table:table-cell office:value-type="string" calcext:value-type="string">
            <text:p>Kondensator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currency" office:currency="EUR" office:value="0.2" calcext:value-type="currency">
            <text:p>0,20 €</text:p>
          </table:table-cell>
          <table:table-cell table:style-name="ce17" table:formula="of:=[.C8]*[.D8]" office:value-type="currency" office:currency="EUR" office:value="0.2" calcext:value-type="currency">
            <text:p>0,20 €</text:p>
          </table:table-cell>
        </table:table-row>
        <table:table-row table:style-name="ro1">
          <table:table-cell/>
          <table:table-cell office:value-type="string" calcext:value-type="string">
            <text:p>Akku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currency" office:currency="EUR" office:value="2.5" calcext:value-type="currency">
            <text:p>2,50 €</text:p>
          </table:table-cell>
          <table:table-cell table:style-name="ce17" table:formula="of:=[.C9]*[.D9]" office:value-type="currency" office:currency="EUR" office:value="2.5" calcext:value-type="currency">
            <text:p>2,50 €</text:p>
          </table:table-cell>
        </table:table-row>
        <table:table-row table:style-name="ro1">
          <table:table-cell/>
          <table:table-cell office:value-type="string" calcext:value-type="string">
            <text:p>Akkuhalter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currency" office:currency="EUR" office:value="1.07" calcext:value-type="currency">
            <text:p>1,07 €</text:p>
          </table:table-cell>
          <table:table-cell table:style-name="ce17" table:formula="of:=[.C10]*[.D10]" office:value-type="currency" office:currency="EUR" office:value="1.07" calcext:value-type="currency">
            <text:p>1,07 €</text:p>
          </table:table-cell>
        </table:table-row>
        <table:table-row table:style-name="ro1">
          <table:table-cell/>
          <table:table-cell office:value-type="string" calcext:value-type="string">
            <text:p>TX/RX Stecker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currency" office:currency="EUR" office:value="0.02" calcext:value-type="currency">
            <text:p>0,02 €</text:p>
          </table:table-cell>
          <table:table-cell table:style-name="ce17" table:formula="of:=[.C11]*[.D11]" office:value-type="currency" office:currency="EUR" office:value="0.02" calcext:value-type="currency">
            <text:p>0,02 €</text:p>
          </table:table-cell>
        </table:table-row>
        <table:table-row table:style-name="ro1">
          <table:table-cell/>
          <table:table-cell office:value-type="string" calcext:value-type="string">
            <text:p>Buchse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currency" office:currency="EUR" office:value="0.1" calcext:value-type="currency">
            <text:p>0,10 €</text:p>
          </table:table-cell>
          <table:table-cell table:style-name="ce17" table:formula="of:=[.C12]*[.D12]" office:value-type="currency" office:currency="EUR" office:value="0.1" calcext:value-type="currency">
            <text:p>0,10 €</text:p>
          </table:table-cell>
        </table:table-row>
        <table:table-row table:style-name="ro1">
          <table:table-cell/>
          <table:table-cell office:value-type="string" calcext:value-type="string">
            <text:p>Taster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currency" office:currency="EUR" office:value="0.1" calcext:value-type="currency">
            <text:p>0,10 €</text:p>
          </table:table-cell>
          <table:table-cell table:style-name="ce17" table:formula="of:=[.C13]*[.D13]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number-columns-repeated="2"/>
          <table:table-cell table:style-name="ce15"/>
          <table:table-cell table:style-name="ce17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8" table:formula="of:=SUM([.E5:.E15])" office:value-type="currency" office:currency="EUR" office:value="9.59" calcext:value-type="currency">
            <text:p>9,59 €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ufzeit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kund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</text:p>
          </table:table-cell>
          <table:table-cell table:formula="of:=[.B5]*[.D5]" office:value-type="float" office:value="350" calcext:value-type="float">
            <text:p>350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Sekunden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</text:p>
          </table:table-cell>
          <table:table-cell table:formula="of:=[.B6]*[.D6]" office:value-type="float" office:value="5.9" calcext:value-type="float">
            <text:p>5,9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Sekunden</text:p>
          </table:table-cell>
          <table:table-cell table:formula="of:=SUM([.F5];[.F6])/[.D7]" office:value-type="float" office:value="1.18633333333333" calcext:value-type="float">
            <text:p>1,18633333333333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table:number-columns-repeated="3"/>
          <table:table-cell office:value-type="float" office:value="2600" calcext:value-type="float">
            <text:p>2600</text:p>
          </table:table-cell>
          <table:table-cell office:value-type="string" calcext:value-type="string">
            <text:p>mAh</text:p>
          </table:table-cell>
          <table:table-cell table:style-name="ce19" table:formula="of:=[.D8]/[.F7]" office:value-type="float" office:value="2191.62686147794" calcext:value-type="float">
            <text:p>219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5"/>
          <table:table-cell table:style-name="ce19" table:formula="of:=[.F8]/24" office:value-type="float" office:value="91.3177858949143" calcext:value-type="float">
            <text:p>91</text:p>
          </table:table-cell>
          <table:table-cell office:value-type="string" calcext:value-type="string">
            <text:p>Tage</text:p>
          </table:table-cell>
        </table:table-row>
      </table:table>
      <table:table table:name="Test" table:style-name="ta1">
        <table:table-column table:style-name="co1" table:number-columns-repeated="2" table:default-cell-style-name="ce15"/>
        <table:table-column table:style-name="co1" table:number-columns-repeated="2" table:default-cell-style-name="ce14"/>
        <table:table-column table:style-name="co1" table:default-cell-style-name="ce15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achboden</text:p>
          </table:table-cell>
        </table:table-row>
        <table:table-row table:style-name="ro1">
          <table:table-cell table:style-name="ce12" office:value-type="date" office:date-value="2020-03-25" calcext:value-type="date">
            <text:p>25.03.20</text:p>
          </table:table-cell>
          <table:table-cell table:style-name="ce13" office:value-type="time" office:time-value="PT12H40M00S" calcext:value-type="time">
            <text:p>12:40:00</text:p>
          </table:table-cell>
          <table:table-cell office:value-type="float" office:value="4.08" calcext:value-type="float">
            <text:p>4,08</text:p>
          </table:table-cell>
          <table:table-cell table:number-columns-repeated="2"/>
        </table:table-row>
        <table:table-row table:style-name="ro1">
          <table:table-cell table:style-name="ce12" office:value-type="date" office:date-value="2020-03-26" calcext:value-type="date">
            <text:p>26.03.20</text:p>
          </table:table-cell>
          <table:table-cell table:style-name="ce13" office:value-type="time" office:time-value="PT13H47M00S" calcext:value-type="time">
            <text:p>13:47:00</text:p>
          </table:table-cell>
          <table:table-cell office:value-type="float" office:value="4.06" calcext:value-type="float">
            <text:p>4,06</text:p>
          </table:table-cell>
          <table:table-cell table:number-columns-repeated="2"/>
        </table:table-row>
        <table:table-row table:style-name="ro1">
          <table:table-cell table:style-name="ce12" office:value-type="date" office:date-value="2020-03-30" calcext:value-type="date">
            <text:p>30.03.20</text:p>
          </table:table-cell>
          <table:table-cell table:style-name="ce13" office:value-type="time" office:time-value="PT22H48M00S" calcext:value-type="time">
            <text:p>22:48:00</text:p>
          </table:table-cell>
          <table:table-cell office:value-type="float" office:value="3.44" calcext:value-type="float">
            <text:p>3,44</text:p>
          </table:table-cell>
          <table:table-cell office:value-type="float" office:value="4.1" calcext:value-type="float">
            <text:p>4,10</text:p>
          </table:table-cell>
          <table:table-cell/>
        </table:table-row>
        <table:table-row table:style-name="ro1">
          <table:table-cell table:style-name="ce12" office:value-type="date" office:date-value="2020-04-01" calcext:value-type="date">
            <text:p>01.04.20</text:p>
          </table:table-cell>
          <table:table-cell table:style-name="ce13" office:value-type="time" office:time-value="PT20H50M00S" calcext:value-type="time">
            <text:p>20:50:00</text:p>
          </table:table-cell>
          <table:table-cell/>
          <table:table-cell office:value-type="float" office:value="3.93" calcext:value-type="float">
            <text:p>3,93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 table:style-name="ce12" office:value-type="date" office:date-value="2020-04-03" calcext:value-type="date">
            <text:p>03.04.20</text:p>
          </table:table-cell>
          <table:table-cell table:style-name="ce13" office:value-type="time" office:time-value="PT10H50M00S" calcext:value-type="time">
            <text:p>10:50:00</text:p>
          </table:table-cell>
          <table:table-cell office:value-type="float" office:value="3.395" calcext:value-type="float">
            <text:p>3,40</text:p>
          </table:table-cell>
          <table:table-cell office:value-type="float" office:value="3.91" calcext:value-type="float">
            <text:p>3,91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.00.0000</text:date>, <text:time style:data-style-name="N2" text:time-value="10:51:09.5130562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3:40:37.909447078</meta:creation-date>
    <dc:date>2020-04-03T10:54:35.644362878</dc:date>
    <meta:editing-duration>PT11H34M15S</meta:editing-duration>
    <meta:editing-cycles>6</meta:editing-cycles>
    <meta:generator>LibreOffice/6.0.7.3$Linux_X86_64 LibreOffice_project/00m0$Build-3</meta:generator>
    <meta:document-statistic meta:table-count="3" meta:cell-count="88" meta:object-count="0"/>
  </office:meta>
</office:document-meta>
</file>